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0.06pt solid #000000" style:text-align-source="fix" style:repeat-content="false" fo:wrap-option="wrap" fo:border="0.74pt solid #000000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shrink-to-fit="tru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svg:stroke-color="#000000" draw:fill="none" draw:fill-color="#ffffff" fo:min-height="7.101cm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P1" style:family="paragraph"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2" svg:width="24.588cm" svg:height="7.101cm" svg:x="0.11cm" svg:y="0cm">
            <draw:text-box>
              <text:p text:style-name="P1"><text:span text:style-name="T1">EJERCICIO 6</text:span></text:p>
              <text:p text:style-name="P1"><text:span text:style-name="T1"/></text:p>
              <text:p text:style-name="P1"><text:span text:style-name="T2">El Sector Programación de Stocks realiza diariamente el siguiente proceso para la reposición de los materiales que </text:span><text:span text:style-name="T2">se almacenan en sus depósitos.</text:span></text:p>
              <text:p text:style-name="P1"><text:span text:style-name="T2"/></text:p>
              <text:p text:style-name="P1"><text:span text:style-name="T2">Clasifica los materiales en A, B y C de acuerdo al valor de las existencias al final del año anterior. Los clasificados </text:span><text:span text:style-name="T2">como A son los de mayor valor y los C,</text:span></text:p>
              <text:p text:style-name="P1"><text:span text:style-name="T2">los de menor valor. También se los clasifica de acuerdo a su incidencia en el proceso productivo en materiales </text:span><text:span text:style-name="T2">“críticos” y “no críticos”.</text:span></text:p>
              <text:p text:style-name="P1"><text:span text:style-name="T2"/></text:p>
              <text:p text:style-name="P1"><text:span text:style-name="T2">Los artículos identificados como A se piden cuando el stock actual es menor o igual al punto de pedido. Para ello se </text:span><text:span text:style-name="T2">calcula el Lote Económico y se solicita</text:span></text:p>
              <text:p text:style-name="P1"><text:span text:style-name="T2">esa cantidad al Sector Compras.</text:span></text:p>
              <text:p text:style-name="P1"><text:span text:style-name="T2"/></text:p>
              <text:p text:style-name="P1"><text:span text:style-name="T2">De los materiales B se pide, el último día de cada mes, la cantidad que falta para llegar al Stock Máximo, más lo que </text:span><text:span text:style-name="T2">se prevé consumir durante el período</text:span></text:p>
              <text:p text:style-name="P1"><text:span text:style-name="T2">de reaprovisionamiento. Previamente debe calcularse el Stock Máximo, multiplicando el consumo diario por 30.</text:span></text:p>
              <text:p text:style-name="P1"><text:span text:style-name="T2"/></text:p>
              <text:p text:style-name="P1"><text:span text:style-name="T2">Los materiales C se piden cada fin de bimestre calendario. La cantidad a solicitar es la que falta para llegar al Stock </text:span><text:span text:style-name="T2">Máximo, más lo que se estima</text:span></text:p>
              <text:p text:style-name="P1"><text:span text:style-name="T2">consumir durante el período de reaprovisionamiento. Antes se calcula el Stock Máximo (consumo diario por 60).</text:span></text:p>
              <text:p text:style-name="P1"><text:span text:style-name="T2"/></text:p>
              <text:p text:style-name="P1"><text:span text:style-name="T2">Si los materiales son críticos (ya sean A, B o C) se los trata como si fueran A, debiendo colocarse además en la </text:span><text:span text:style-name="T2">Solicitud de Compra un sello con la leyenda “Material Crítico”.</text:span></text:p>
              <text:p text:style-name="P1"><text:span text:style-name="T2"/></text:p>
              <text:p text:style-name="P1"><text:span text:style-name="T2">Se pide: confeccionar una tabla de decisión que permita determinar la cantidad de materiales a pedir.</text:span></text:p>
            </draw:text-box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19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<text:s text:c="9"/>Cond. Acción <text:s text:c="9"/></text:p>
          </table:table-cell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 table:number-columns-spanned="1" table:number-rows-spanned="2">
            <text:p>B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1" table:number-rows-spanned="2">
            <text:p>Critico</text:p>
          </table:table-cell>
        </table:table-row>
        <table:table-row table:style-name="ro1">
          <table:table-cell/>
          <table:covered-table-cell table:style-name="ce2" office:value-type="string" calcext:value-type="string">
            <text:p>Acciones</text:p>
          </table:covered-table-cell>
          <table:covered-table-cell table:number-columns-repeated="4" table:style-name="ce4"/>
        </table:table-row>
        <table:table-row table:style-name="ro1">
          <table:table-cell/>
          <table:table-cell table:style-name="ce2" office:value-type="string" calcext:value-type="string">
            <text:p>C.L.E.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</table:table-row>
        <table:table-row table:style-name="ro1">
          <table:table-cell/>
          <table:table-cell table:style-name="ce2" office:value-type="string" calcext:value-type="string">
            <text:p>SMx30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2" office:value-type="string" calcext:value-type="string">
            <text:p>SMx60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/>
          <table:table-cell table:style-name="ce3" office:value-type="string" calcext:value-type="string">
            <text:p>&lt; = Punto pedido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</table:table-row>
        <table:table-row table:style-name="ro1">
          <table:table-cell/>
          <table:table-cell table:style-name="ce3" office:value-type="string" calcext:value-type="string">
            <text:p>Ultimo día me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office:value-type="string" calcext:value-type="string">
            <text:p>Fin de bimestr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8:00:20.726401811</meta:creation-date>
    <dc:date>2024-01-19T19:06:05.173521881</dc:date>
    <meta:editing-duration>PT24M12S</meta:editing-duration>
    <meta:editing-cycles>6</meta:editing-cycles>
    <meta:generator>LibreOffice/7.3.7.2$Linux_X86_64 LibreOffice_project/30$Build-2</meta:generator>
    <meta:document-statistic meta:table-count="1" meta:cell-count="20" meta:object-count="1"/>
  </office:meta>
</office:document-meta>
</file>